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FireBinding.setXfire( XFire xf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FireBinding.process( MessageExchange messageExchange , NormalizedMessage n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FireBinding.getX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FireBinding.XFir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